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b9b" officeooo:paragraph-rsid="000fc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Estructura de la Programación</text:p>
      <text:p text:style-name="P1">2- Programación estructurada</text:p>
      <text:p text:style-name="P1">3- Tipos de Datos Compuestos</text:p>
      <text:p text:style-name="P1">4- Programación Modular</text:p>
      <text:p text:style-name="P1">5- Desarrollo de Clases</text:p>
      <text:p text:style-name="P1">6- Bibliotecas, pruebas, recursivida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8:53:50.596773829</meta:creation-date>
    <dc:date>2016-04-07T18:56:18.008767778</dc:date>
    <meta:editing-duration>P0D</meta:editing-duration>
    <meta:editing-cycles>1</meta:editing-cycles>
    <meta:document-statistic meta:table-count="0" meta:image-count="0" meta:object-count="0" meta:page-count="1" meta:paragraph-count="6" meta:word-count="24" meta:character-count="171" meta:non-whitespace-character-count="153"/>
    <meta:generator>LibreOffice/4.2.8.2$Linux_X86_64 LibreOffice_project/420m0$Build-2</meta:generator>
  </office:meta>
</office:document-meta>
</file>